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5545000024E7875036E2.svm"/>
  <manifest:file-entry manifest:media-type="" manifest:full-path="Pictures/2000000700001FD6000028858477181F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3" style:family="paragraph" style:parent-style-name="Standard" style:list-style-name="L1">
      <style:paragraph-properties fo:text-align="start" style:justify-single-word="false" style:text-autospace="none"/>
      <style:text-properties style:font-name="ArialMT" fo:font-size="14pt" fo:language="el" fo:country="GR" style:font-name-asian="ArialMT" style:font-size-asian="14pt" style:font-name-complex="ArialMT" style:font-size-complex="14pt"/>
    </style:style>
    <style:style style:name="P4" style:family="paragraph" style:parent-style-name="Standard">
      <style:paragraph-properties fo:text-align="center" style:justify-single-word="false" style:text-autospace="none"/>
      <style:text-properties style:font-name="ArialMT" fo:font-size="16pt" style:font-name-asian="ArialMT" style:font-size-asian="16pt" style:font-name-complex="ArialMT" style:font-size-complex="16pt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MT" fo:font-size="16pt" style:font-name-asian="ArialMT" style:font-size-asian="16pt" style:font-name-complex="ArialMT" style:font-size-complex="16pt"/>
    </style:style>
    <style:style style:name="P6" style:family="paragraph" style:parent-style-name="Standard" style:list-style-name="L1">
      <style:paragraph-properties fo:text-align="start" style:justify-single-word="false" style:text-autospace="none"/>
    </style:style>
    <style:style style:name="P7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 style:text-autospace="none"/>
    </style:style>
    <style:style style:name="P8" style:family="paragraph" style:parent-style-name="Standard" style:list-style-name="L1">
      <style:paragraph-properties fo:margin-left="3.752cm" fo:margin-right="0cm" fo:text-align="start" style:justify-single-word="false" fo:text-indent="-0.635cm" style:auto-text-indent="false" style:text-autospace="none"/>
    </style:style>
    <style:style style:name="T1" style:family="text">
      <style:text-properties fo:language="en" fo:country="US"/>
    </style:style>
    <style:style style:name="T2" style:family="text">
      <style:text-properties style:font-name="ArialMT" fo:font-size="16pt" fo:language="el" fo:country="GR" style:font-name-asian="ArialMT" style:font-size-asian="16pt" style:font-name-complex="ArialMT" style:font-size-complex="16pt"/>
    </style:style>
    <style:style style:name="T3" style:family="text">
      <style:text-properties style:font-name="ArialMT" fo:font-size="14pt" fo:language="el" fo:country="GR" style:font-name-asian="ArialMT" style:font-size-asian="14pt" style:font-name-complex="ArialMT" style:font-size-complex="14pt"/>
    </style:style>
    <style:style style:name="T4" style:family="text">
      <style:text-properties style:font-name="ArialMT" fo:font-size="14pt" fo:language="en" fo:country="US" style:font-name-asian="ArialMT" style:font-size-asian="14pt" style:font-name-complex="ArialM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ΠΑΝΕΠΙΣΤΗΜΙΟ ΔΥΤΙΚΗΣ ΜΑΚΕΔΟΝΙΑΣ</text:p>
      <text:p text:style-name="P4">ΤΜΗΜΑ ΜΗΧΑΝΙΚΩΝ ΠΛΗΡΟΦΟΡΙΚΗΣ</text:p>
      <text:p text:style-name="P4">ΚΑΙ ΤΗΛΕΠΙΚΟΙΝΩΝΙΩΝ</text:p>
      <text:p text:style-name="P4"/>
      <text:p text:style-name="P2">Μάθημα: Ανάλυση και Προσομοίωση Δικτύων Επικοινωνιών</text:p>
      <text:p text:style-name="P2">Εξάμηνο: 7ο</text:p>
      <text:p text:style-name="P2">Φοιτήτής: Πετρουσόβ Ιωάννης</text:p>
      <text:p text:style-name="P2">ΑΕΜ: 343</text:p>
      <text:p text:style-name="P5"/>
      <text:p text:style-name="P1"><text:span text:style-name="T1">7</text:span>η εργασία</text:p>
      <text:p text:style-name="P1"/>
      <text:list xml:id="list8105903486652849907" text:style-name="L1">
        <text:list-item>
          <text:p text:style-name="P3">Στους 2 φακέλους είναι ο κώδικας που υλοποιεί την εργασία για 1 <text:span text:style-name="T1">χρήστη (single-nomadic)</text:span> και για πολλαπλούς χρήστες <text:span text:style-name="T1">(multi-nomadic)</text:span>.<text:line-break/></text:p>
        </text:list-item>
        <text:list-item>
          <text:p text:style-name="P6"><text:span text:style-name="T3">Για έναν κινητό χρήστη, η συνάρτηση δέχεται ( L,C,pace,move_style,sim_time, Stations, range ) . </text:span></text:p>
        </text:list-item>
        <text:list-item>
          <text:p text:style-name="P7"><text:span text:style-name="T4">L,C </text:span><text:span text:style-name="T3">είναι το μέγεθος του πίνακα</text:span></text:p>
        </text:list-item>
        <text:list-item>
          <text:p text:style-name="P7"><text:span text:style-name="T4">pace </text:span><text:span text:style-name="T3">είναι τα βήματα που εκτελούνται στη μονάδα του χρόνου</text:span></text:p>
        </text:list-item>
        <text:list-item>
          <text:p text:style-name="P7"><text:span text:style-name="T4">move_style </text:span><text:span text:style-name="T3">σύμφωνα με την εκφώνηση</text:span></text:p>
        </text:list-item>
        <text:list-item>
          <text:p text:style-name="P7"><text:span text:style-name="T4">Stations </text:span><text:span text:style-name="T3">είναι ο αριθμός τον κεραιών</text:span></text:p>
        </text:list-item>
        <text:list-item>
          <text:p text:style-name="P7"><text:span text:style-name="T4">range </text:span><text:span text:style-name="T3">είναι η έκταση στην οποία εκπέμπουν<text:line-break/></text:span></text:p>
        </text:list-item>
        <text:list-item>
          <text:p text:style-name="P7"><draw:frame draw:style-name="fr1" draw:name="graphics1" text:anchor-type="paragraph" svg:x="0cm" svg:y="1.88cm" svg:width="17cm" svg:height="7.357cm" draw:z-index="0"><draw:image xlink:href="Pictures/2000000700005545000024E7875036E2.svm" xlink:type="simple" xlink:show="embed" xlink:actuate="onLoad"/></draw:frame><text:span text:style-name="T3">παράδειγμα εκτέλεσης <text:line-break/>&gt;&gt;</text:span><text:span text:style-name="T2">Nomadic(7, 7, 2, 1, 10, 2, 3)<text:line-break/></text:span><text:span text:style-name="T3">η συνάρτηση επιστρέφει</text:span><text:span text:style-name="T2"><text:line-break/></text:span><text:span text:style-name="T3">Βλέπουμε τη διαδρομή που ακολούθησε ο χρήστης και σε πόσες θέσεις είχε σήμα.<text:line-break/><text:line-break/><text:line-break/><text:line-break/></text:span></text:p>
        </text:list-item>
        <text:list-item>
          <text:p text:style-name="P7"><text:soft-page-break/><text:span text:style-name="T3">Για πολλαπλούς χρήστες η συνάρτηση δέχεται ( L,C,pace,move_style,sim_time, Nomads, Stations, range )</text:span></text:p>
        </text:list-item>
        <text:list-item>
          <text:p text:style-name="P8"><text:span text:style-name="T4">Nomads </text:span><text:span text:style-name="T3">είναι ο αριθμός των κινητών χρηστών<text:line-break/></text:span></text:p>
        </text:list-item>
        <text:list-item>
          <text:p text:style-name="P7"><draw:frame draw:style-name="fr1" draw:name="graphics2" text:anchor-type="paragraph" svg:x="4.426cm" svg:y="1.826cm" svg:width="8.149cm" svg:height="10.373cm" draw:z-index="1"><draw:image xlink:href="Pictures/2000000700001FD6000028858477181F.svm" xlink:type="simple" xlink:show="embed" xlink:actuate="onLoad"/></draw:frame><text:span text:style-name="T3">Παράδειγμα εκτέλεσης<text:line-break/>&gt;&gt; Nomadic(7, 7, 3, 2, 10, 4, 3, 2) η συνάρτηση επιστρέφει<text:line-break/><text:line-break/>Βλέπουμε την τελευταία θέση των χρηστών, πόσες φορές έκαναν κίνηση και πόσες φορές είχαν σήμα στο σημείο που βρισκόταν.</text:span></text:p>
          <text:p text:style-name="P7"><text:span text:style-name="T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00:12:10.46</meta:creation-date>
    <dc:date>2013-02-02T00:29:31.43</dc:date>
    <meta:editing-duration>PT17M17S</meta:editing-duration>
    <meta:editing-cycles>7</meta:editing-cycles>
    <meta:generator>OpenOffice.org/3.4.1$Win32 OpenOffice.org_project/341m1$Build-9593</meta:generator>
    <meta:document-statistic meta:table-count="0" meta:image-count="2" meta:object-count="0" meta:page-count="2" meta:paragraph-count="19" meta:word-count="177" meta:character-count="1126"/>
  </office:meta>
</office:document-meta>
</file>